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7"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1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0"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2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3"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5" style:family="paragraph" style:parent-style-name="Standard">
      <style:paragraph-properties fo:text-align="end" style:justify-single-word="false" style:writing-mode="rl-tb"/>
      <style:text-properties officeooo:paragraph-rsid="00482c69"/>
    </style:style>
    <style:style style:name="P36" style:family="paragraph" style:parent-style-name="Standard">
      <style:paragraph-properties fo:text-align="end" style:justify-single-word="false" style:writing-mode="rl-tb"/>
      <style:text-properties officeooo:paragraph-rsid="004c2a93"/>
    </style:style>
    <style:style style:name="P3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8" style:family="paragraph" style:parent-style-name="Standard">
      <style:paragraph-properties fo:text-align="end" style:justify-single-word="false" style:writing-mode="rl-tb"/>
      <style:text-properties officeooo:paragraph-rsid="004da047"/>
    </style:style>
    <style:style style:name="P39" style:family="paragraph" style:parent-style-name="Standard">
      <style:paragraph-properties fo:text-align="end" style:justify-single-word="false" style:writing-mode="rl-tb"/>
      <style:text-properties officeooo:paragraph-rsid="004e4b33"/>
    </style:style>
    <style:style style:name="P40" style:family="paragraph" style:parent-style-name="Standard">
      <style:paragraph-properties fo:text-align="end" style:justify-single-word="false" style:writing-mode="rl-tb"/>
      <style:text-properties officeooo:paragraph-rsid="004f9eb4"/>
    </style:style>
    <style:style style:name="P41" style:family="paragraph" style:parent-style-name="Standard">
      <style:paragraph-properties fo:text-align="end" style:justify-single-word="false" style:writing-mode="rl-tb"/>
      <style:text-properties officeooo:paragraph-rsid="005885f1"/>
    </style:style>
    <style:style style:name="P42" style:family="paragraph" style:parent-style-name="Standard">
      <style:paragraph-properties fo:text-align="end" style:justify-single-word="false" style:writing-mode="rl-tb"/>
      <style:text-properties officeooo:paragraph-rsid="0058ff5f"/>
    </style:style>
    <style:style style:name="P43" style:family="paragraph" style:parent-style-name="Standard">
      <style:paragraph-properties fo:text-align="end" style:justify-single-word="false" style:writing-mode="rl-tb"/>
      <style:text-properties officeooo:paragraph-rsid="005b2764"/>
    </style:style>
    <style:style style:name="P44" style:family="paragraph" style:parent-style-name="Standard">
      <style:paragraph-properties fo:text-align="end" style:justify-single-word="false" style:writing-mode="rl-tb"/>
      <style:text-properties officeooo:paragraph-rsid="005cfe2e"/>
    </style:style>
    <style:style style:name="P45" style:family="paragraph" style:parent-style-name="Standard">
      <style:paragraph-properties fo:text-align="end" style:justify-single-word="false" style:writing-mode="rl-tb"/>
      <style:text-properties officeooo:paragraph-rsid="0065e85c"/>
    </style:style>
    <style:style style:name="P46" style:family="paragraph" style:parent-style-name="Standard">
      <style:paragraph-properties fo:text-align="end" style:justify-single-word="false" style:writing-mode="rl-tb"/>
      <style:text-properties officeooo:paragraph-rsid="007f713f"/>
    </style:style>
    <style:style style:name="P47" style:family="paragraph" style:parent-style-name="Standard">
      <style:paragraph-properties fo:text-align="end" style:justify-single-word="false" style:writing-mode="rl-tb"/>
      <style:text-properties officeooo:paragraph-rsid="0080796f"/>
    </style:style>
    <style:style style:name="P48" style:family="paragraph" style:parent-style-name="Standard">
      <style:paragraph-properties fo:text-align="end" style:justify-single-word="false" style:writing-mode="rl-tb"/>
      <style:text-properties officeooo:paragraph-rsid="0082548d"/>
    </style:style>
    <style:style style:name="P49" style:family="paragraph" style:parent-style-name="Standard">
      <style:paragraph-properties fo:text-align="end" style:justify-single-word="false" style:writing-mode="rl-tb"/>
      <style:text-properties officeooo:paragraph-rsid="00838a48"/>
    </style:style>
    <style:style style:name="P50" style:family="paragraph" style:parent-style-name="Standard">
      <style:paragraph-properties fo:text-align="end" style:justify-single-word="false" style:writing-mode="rl-tb"/>
      <style:text-properties officeooo:paragraph-rsid="008579cf"/>
    </style:style>
    <style:style style:name="P51" style:family="paragraph" style:parent-style-name="Standard">
      <style:paragraph-properties fo:text-align="end" style:justify-single-word="false" style:writing-mode="rl-tb"/>
      <style:text-properties officeooo:paragraph-rsid="0086eeec"/>
    </style:style>
    <style:style style:name="P52" style:family="paragraph" style:parent-style-name="Standard">
      <style:paragraph-properties fo:text-align="end" style:justify-single-word="false" style:writing-mode="rl-tb"/>
      <style:text-properties officeooo:paragraph-rsid="008865fc"/>
    </style:style>
    <style:style style:name="P53" style:family="paragraph" style:parent-style-name="Standard">
      <style:paragraph-properties fo:text-align="end" style:justify-single-word="false" style:writing-mode="rl-tb"/>
      <style:text-properties officeooo:paragraph-rsid="008a3765"/>
    </style:style>
    <style:style style:name="P54" style:family="paragraph" style:parent-style-name="Standard">
      <style:paragraph-properties fo:text-align="end" style:justify-single-word="false" style:writing-mode="rl-tb"/>
      <style:text-properties officeooo:paragraph-rsid="00d0a320"/>
    </style:style>
    <style:style style:name="P5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5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5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6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6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62"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3"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4"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5"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6"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67" style:family="paragraph" style:parent-style-name="Standard">
      <style:paragraph-properties fo:text-align="start" style:justify-single-word="false" style:writing-mode="lr-tb"/>
      <style:text-properties officeooo:paragraph-rsid="00482c69"/>
    </style:style>
    <style:style style:name="P68" style:family="paragraph" style:parent-style-name="Standard">
      <style:paragraph-properties fo:text-align="start" style:justify-single-word="false" style:writing-mode="lr-tb"/>
      <style:text-properties officeooo:paragraph-rsid="004c2a93"/>
    </style:style>
    <style:style style:name="P69" style:family="paragraph" style:parent-style-name="Standard">
      <style:paragraph-properties fo:text-align="start" style:justify-single-word="false" style:writing-mode="lr-tb"/>
      <style:text-properties officeooo:paragraph-rsid="004da047"/>
    </style:style>
    <style:style style:name="P70" style:family="paragraph" style:parent-style-name="Standard">
      <style:paragraph-properties fo:text-align="start" style:justify-single-word="false" style:writing-mode="lr-tb"/>
      <style:text-properties officeooo:paragraph-rsid="004f9eb4"/>
    </style:style>
    <style:style style:name="P71" style:family="paragraph" style:parent-style-name="Standard">
      <style:text-properties officeooo:paragraph-rsid="004a3e8b"/>
    </style:style>
    <style:style style:name="P72" style:family="paragraph" style:parent-style-name="Standard">
      <style:text-properties officeooo:paragraph-rsid="00482c69"/>
    </style:style>
    <style:style style:name="P73"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4" style:family="paragraph" style:parent-style-name="Figure">
      <style:paragraph-properties fo:text-align="center" style:justify-single-word="false"/>
    </style:style>
    <style:style style:name="P7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76"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7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b43dcf" style:font-size-asian="15pt" style:font-name-complex="IRZar" style:font-size-complex="15pt"/>
    </style:style>
    <style:style style:name="T33" style:family="text">
      <style:text-properties fo:font-size="15pt" officeooo:rsid="00a87ebf" style:font-size-asian="15pt" style:font-name-complex="IRZar" style:font-size-complex="15pt"/>
    </style:style>
    <style:style style:name="T34" style:family="text">
      <style:text-properties fo:font-size="15pt" officeooo:rsid="00a91503" style:font-size-asian="15pt" style:font-name-complex="IRZar" style:font-size-complex="15pt"/>
    </style:style>
    <style:style style:name="T35" style:family="text">
      <style:text-properties fo:font-size="15pt" officeooo:rsid="00bf7836" style:font-size-asian="15pt" style:font-name-complex="IRZar" style:font-size-complex="15pt"/>
    </style:style>
    <style:style style:name="T36" style:family="text">
      <style:text-properties fo:font-size="15pt" officeooo:rsid="00ab3637" style:font-size-asian="15pt" style:font-name-complex="IRZar" style:font-size-complex="15pt"/>
    </style:style>
    <style:style style:name="T37" style:family="text">
      <style:text-properties fo:font-size="15pt" officeooo:rsid="00bff40c" style:font-size-asian="15pt" style:font-name-complex="IRZar" style:font-size-complex="15pt"/>
    </style:style>
    <style:style style:name="T38" style:family="text">
      <style:text-properties fo:font-size="15pt" officeooo:rsid="00c9c4c1" style:font-size-asian="15pt" style:font-name-complex="IRZar" style:font-size-complex="15pt"/>
    </style:style>
    <style:style style:name="T39" style:family="text">
      <style:text-properties fo:font-size="15pt" officeooo:rsid="00d931b2"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fo:font-size="14pt" fo:font-style="normal" officeooo:rsid="00d2ed8f" style:font-size-asian="14pt" style:font-style-asian="normal" style:font-name-complex="IRKamran" style:font-size-complex="14pt" style:font-style-complex="normal"/>
    </style:style>
    <style:style style:name="T62" style:family="text">
      <style:text-properties officeooo:rsid="00bd9fdb"/>
    </style:style>
    <style:style style:name="T63" style:family="text">
      <style:text-properties officeooo:rsid="00bdcab1"/>
    </style:style>
    <style:style style:name="T64" style:family="text">
      <style:text-properties officeooo:rsid="00bf7836"/>
    </style:style>
    <style:style style:name="T65" style:family="text">
      <style:text-properties officeooo:rsid="00bff40c"/>
    </style:style>
    <style:style style:name="T66" style:family="text">
      <style:text-properties officeooo:rsid="00c470d0"/>
    </style:style>
    <style:style style:name="T67" style:family="text">
      <style:text-properties officeooo:rsid="00c58c03"/>
    </style:style>
    <style:style style:name="T68" style:family="text">
      <style:text-properties officeooo:rsid="00c9c4c1"/>
    </style:style>
    <style:style style:name="T69" style:family="text">
      <style:text-properties officeooo:rsid="00ca5b36"/>
    </style:style>
    <style:style style:name="T70" style:family="text">
      <style:text-properties officeooo:rsid="00d23dd4"/>
    </style:style>
    <style:style style:name="T71" style:family="text">
      <style:text-properties officeooo:rsid="00d2ed8f"/>
    </style:style>
    <style:style style:name="T72" style:family="text">
      <style:text-properties officeooo:rsid="00d49bce"/>
    </style:style>
    <style:style style:name="T73" style:family="text">
      <style:text-properties officeooo:rsid="00d7bf97"/>
    </style:style>
    <style:style style:name="T74" style:family="text">
      <style:text-properties officeooo:rsid="00d931b2"/>
    </style:style>
    <style:style style:name="T75" style:family="text">
      <style:text-properties officeooo:rsid="00dbd5f5"/>
    </style:style>
    <style:style style:name="T76"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1" text:anchor-type="page" text:anchor-page-number="6" svg:x="0.9091in" svg:y="0.9154in" svg:width="3.1252in" draw:z-index="48">
        <draw:text-box fo:min-height="3.4189in">
          <text:p text:style-name="P74"><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0">شکل </text:span><text:span text:style-name="T61">۱-۲</text:span></text:p>
        </draw:text-box>
      </draw:frame>
      <draw:frame draw:style-name="fr3" draw:name="Frame2" text:anchor-type="page" text:anchor-page-number="5" svg:x="0.6299in" svg:y="2.6217in" svg:width="6.9252in" style:rel-width="100%" svg:height="6.8402in" style:rel-height="scale-min" draw:z-index="0">
        <draw:text-box>
          <text:p text:style-name="P73"><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0">۱-۱</text:span>: محاسبه ظرفیت خازن مربعی</text:p>
        </draw:text-box>
      </draw:frame>
      <text:p text:style-name="P66">باسمه تعالی</text:p>
      <text:p text:style-name="P28">مقدمه: </text:p>
      <text:p text:style-name="P28">- محاسبه ظرفیت خازنی به چه صورتی انجام می‌شود و چرا مهم است<text:span text:style-name="T72">؟</text:span></text:p>
      <text:p text:style-name="P28">انگیزه انجام این کار چه بوده است:</text:p>
      <text:p text:style-name="P28">در تست غیر مخرّب از ظرفیت خازنی چگونه استفاده می‌شود؟</text:p>
      <text:p text:style-name="P28">- در چه مواردی دقت بالا در محاسبه ظرفیت الکتریکی مورد نیاز است؟</text:p>
      <text:p text:style-name="P29">نرم‌افزار محاسباتی:</text:p>
      <text:p text:style-name="P29">کارهای پیشنهادی برای ادامه کار:</text:p>
      <text:p text:style-name="P29">روش ممان‌ها:</text:p>
      <text:p text:style-name="P30">چگونه در word <text:s/>می‌توان مراجع را اضافه کرد؟</text:p>
      <text:p text:style-name="P31">بررسی چگونگی حل مسأله با روش عنصر محدود یا تفاضل محدود</text:p>
      <text:p text:style-name="P31">اضافه کردن کدهای برنامه‌نویسی و توضیح کامل در باره آن‌ها</text:p>
      <text:p text:style-name="P31">اضافه کردن روند انتگرال‌گیری با کمک نرم‌افزار mathematica</text:p>
      <text:p text:style-name="P31">فونت‌های لازم برای پایان‌نامه</text:p>
      <text:p text:style-name="P32">یک پایان‌نامه استاندارد از لحاظ فونت و کپشن شکل‌ها بررسی شود.</text:p>
      <text:p text:style-name="P33">آیا پایان‌نامه شامل ریزبخش‌ها هم می‌شود؟ مثل ۱.۱</text:p>
      <text:p text:style-name="P34">بخش‌های پایان‌نامه: </text:p>
      <text:p text:style-name="P34">مقدمه</text:p>
      <text:p text:style-name="P34">۱ – روش گشتاورها</text:p>
      <text:p text:style-name="P34">۲ – محاسبه ضریب جفت‌شدگی</text:p>
      <text:p text:style-name="P34">۳ – برنامه کامپیوتری</text:p>
      <text:p text:style-name="P34">۴ – به کارگیری روش گشتاورها برای دو مسأله</text:p>
      <text:p text:style-name="P34">۵ – خاتمه</text:p>
      <text:p text:style-name="P31"/>
      <text:p text:style-name="P23"/>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2"><text:soft-page-break/>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75"/>
      <text:p text:style-name="P75"/>
      <text:p text:style-name="P75"/>
      <text:p text:style-name="P75"/>
      <text:p text:style-name="P75"/>
      <text:p text:style-name="P75"/>
      <text:p text:style-name="P75"/>
      <text:p text:style-name="P75"/>
      <text:p text:style-name="P76">مقدمه</text:p>
      <text:p text:style-name="P2"><text:span text:style-name="T12">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55"><text:span text:style-name="T18">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2"><draw:path draw:style-name="gr3" draw:text-style-name="P78" svg:width="0.7189in" svg:height="0.1264in" svg:x="0in" svg:y="0.0083in" svg:viewBox="0 0 1827 322" svg:d="M914 322c-305 0-609 0-914 0 0-108 0-214 0-322 609 0 1218 0 1827 0 0 108 0 214 0 322-305 0-609 0-913 0z"><text:p/></draw:path><draw:path draw:style-name="gr4" draw:text-style-name="P79"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9"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9"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9"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9"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9"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2"><draw:path draw:style-name="gr3" draw:text-style-name="P78" svg:width="0.613in" svg:height="0.189in" svg:x="0.0004in" svg:y="0.0091in" svg:viewBox="0 0 1558 481" svg:d="M780 481c-261 0-520 0-780 0 0-160 0-321 0-481 519 0 1039 0 1558 0 0 160 0 321 0 481-259 0-519 0-778 0z"><text:p/></draw:path><draw:path draw:style-name="gr4" draw:text-style-name="P79"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9"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79"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9"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79"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9" svg:width="0.0992in" svg:height="0.0063in" svg:x="0.5228in" svg:y="0.1039in" svg:viewBox="0 0 253 17" svg:d="M126 17c-42 0-84 0-126 0 0-6 0-11 0-17 84 0 169 0 253 0 0 6 0 11 0 17-42 0-85 0-127 0z"><text:p/></draw:path><draw:path draw:style-name="gr4" draw:text-style-name="P79"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6"><text:span text:style-name="T19">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57"><text:span text:style-name="T22">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57"><text:span text:style-name="T22">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text:span><text:soft-page-break/><text:span text:style-name="T22">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4"/>
      <text:p text:style-name="P2">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4"/>
      <text:p text:style-name="P58"><text:span text:style-name="T22">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7"><text:span text:style-name="T76">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2">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4"/>
      <text:p text:style-name="P2">در این <text:span text:style-name="T46">پایان‌نامه</text:span>، از <text:span text:style-name="T42">یک </text:span>تبدیل انتگرال<text:span text:style-name="T42">ی</text:span> برای حل تحلیلی انتگرال های چهارگانه استفاده شده است که فرمول<text:span text:style-name="T75">‌</text:span>های دقیقی برای ضرایب ماتریس <text:span text:style-name="T42">ممان</text:span><text:span text:style-name="T75">‌</text:span><text:span text:style-name="T42">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text:soft-page-break/>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2"><text:span text:style-name="T42">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text:soft-page-break/>استفاده کرد. از کتابخانه های NUMPY و SCIPY برای انجام محاسبات عددی ساده و نسبتاً سریع استفاده می شود.</text:p>
      <text:p text:style-name="P22">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4"/>
      <text:p text:style-name="P26"/>
      <text:p text:style-name="P27"><text:span text:style-name="T69">بخش اول: </text:span><text:s/>روش گشتاورها برای محاسبه ظرفیت <text:span text:style-name="T45">خازنی</text:span></text:p>
      <text:p text:style-name="P24"><text:span text:style-name="T70">۱</text:span>-<text:span text:style-name="T70">۱</text:span>. <text:span text:style-name="T68">مبانی روش گشتاورها</text:span></text:p>
      <text:p text:style-name="P2">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2">(شکل </text:span><text:span text:style-name="T73">۱-۱</text:span><text:span text:style-name="T62">). </text:span></text:p>
      <text:p text:style-name="P12"><text:span text:style-name="T43">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2">(شکل </text:span><text:span text:style-name="T73">۱-۲</text:span><text:span text:style-name="T62">)</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3">حال باید به دنبال روشی برای به دست آوردن بار کاشی‌های مختلف باشیم.</text:span></text:p>
      <text:p text:style-name="P12"><text:span text:style-name="T63">یکی از روش‌های حل این مسأله استفاده از روش کمینه کردن انرژی است. </text:span><text:span text:style-name="T46"><text:s/>بدیهی است که بار الکتریکی کاشی‌های</text:span><text:span text:style-name="T63">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3">برای کمینه کردن انرژی می‌توان از روش‌های عددی استفاده کرد.</text:span><text:span text:style-name="T50"> </text:span><text:span text:style-name="T51">ب</text:span><text:span text:style-name="T63">ه</text:span><text:span text:style-name="T51"> این </text:span><text:span text:style-name="T63">ترتیب گرچه</text:span><text:span text:style-name="T51"> </text:span><text:span text:style-name="T50">نمی‌توانیم به نحو سرراستی جواب مساله مورد نظر را پیدا کن</text:span><text:span text:style-name="T63">یم، ولی </text:span><text:span text:style-name="T50">می‌توان</text:span><text:span text:style-name="T63">یم</text:span><text:span text:style-name="T50"> خیلی سریع به جواب‌های تقریبی </text:span><text:span text:style-name="T63">دست پیدا کنیم.</text:span><text:span text:style-name="T50"> </text:span></text:p>
      <text:p text:style-name="P1"/>
      <text:p text:style-name="P1"/>
      <text:p text:style-name="P14"/>
      <text:p text:style-name="P1"><text:soft-page-break/></text:p>
      <text:p text:style-name="P10"/>
      <text:p text:style-name="P59"><text:span text:style-name="T28">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60"><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9">به بیان </text:span><text:span text:style-name="T31">دقیق‌تر</text:span><text:span text:style-name="T39">در این روش</text:span><text:span text:style-name="T31">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2">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3">به دست آوردن این ۳۶ مقدار باشیم. خوب مسلماً در زمان ماکسول حل دستگاه معادله‌ای متشکل از ۳۶ معادله کار چندان آسانی نبود. بنابراین </text:span><text:span text:style-name="T37">باید</text:span><text:span text:style-name="T33"> با استفاده از تقارن هندسی تعداد معادلات را کاهش داد.</text:span></text:p>
      <text:p text:style-name="P13"><draw:frame draw:style-name="fr1" draw:name="Frame3" text:anchor-type="paragraph" svg:x="4.1075in" svg:y="0.0346in" svg:width="3.1252in" draw:z-index="61"><draw:text-box fo:min-height="3.1252in"><text:p text:style-name="P73"><draw:frame draw:style-name="fr5" draw:name="Image5" text:anchor-type="paragraph" svg:width="3.1252in" style:rel-width="100%" svg:height="3.1252in" style:rel-height="scale" draw:z-index="62"><draw:image xlink:href="Pictures/100000000000012C0000012CEB98B573CF8851F2.png" xlink:type="simple" xlink:show="embed" xlink:actuate="onLoad" draw:mime-type="image/png"/></draw:frame>شکل <text:span text:style-name="T71">۱-۳</text:span></text:p></draw:text-box></draw:frame>تقارن هندسی به ما نشان می<text:span text:style-name="T44">‌</text:span>دهد که این <text:span text:style-name="T52">۳۶</text:span> <text:span text:style-name="T52">کاشی</text:span> ر<text:span text:style-name="T52">ا </text:span><text:span text:style-name="T65">می‌توان </text:span><text:span text:style-name="T52">در ۶ دسته مجزا دسته‌بندی کرد </text:span><text:span text:style-name="T65">(شکل </text:span><text:span text:style-name="T74">۱-</text:span><text:span text:style-name="T65">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5"><text:span text:style-name="T74">۲-۱</text:span>. دستگاه معادلات پتانسیل</text:p>
      <text:p text:style-name="P61"><text:soft-page-break/><text:span text:style-name="T34">اکنون باید معادلات </text:span><text:span text:style-name="T35">پتانسیل</text:span><text:span text:style-name="T34"> را بنویسیم </text:span><text:span text:style-name="T38">و دستگاه معادلات را تشکیل دهیم</text:span><text:span text:style-name="T34">. </text:span><text:span text:style-name="T32">در حالت </text:span><text:span text:style-name="T35">کلی،</text:span><text:span text:style-name="T32"> </text:span><text:span text:style-name="T34">معادلات </text:span><text:span text:style-name="T37">هر مسأله، </text:span><text:span text:style-name="T34">از قیود فرض شده و اعمال شده به مسأله به دست می‌آی</text:span><text:span text:style-name="T32">ن</text:span><text:span text:style-name="T34">د. تنها قیدی که به این مسأله اعمال شده است شرط ثابت بودن </text:span><text:span text:style-name="T35">پتانسیل</text:span><text:span text:style-name="T34">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6">که تنها در ۶ نقطه قید مربوطه را اعمال کنیم. دقیق‌تر بگوییم باید معادلات </text:span><text:span text:style-name="T35">پتانسیل</text:span><text:span text:style-name="T36"> الکتریکی را در ۶ نقطه بنویسیم.</text:span></text:p>
      <text:p text:style-name="P11"><text:span text:style-name="T56">اگر توزیع بار الکتریکی را داشته باشیم، </text:span><text:span text:style-name="T53">ولتاژ الکتریکی هر </text:span><text:span text:style-name="T56">نقطه را می‌توان برحس</text:span><text:span text:style-name="T64">ب</text:span><text:span text:style-name="T56"> </text:span><text:span text:style-name="T57">چگالی بار تمام نقاط فضا به دست آوریم. ( کتاب ریتس)</text:span></text:p>
      <text:p text:style-name="P7"><draw:g text:anchor-type="as-char" svg:y="-0.1957in" draw:z-index="50" draw:name="Shape3" draw:style-name="gr1"><svg:title>TexMaths</svg:title><svg:desc>12§latex§\begin{equation*}
\label{eq3}
\varphi (\mathbf r)= \frac{1}{4 \pi \varepsilon_0} \int _v\frac{\rho(\mathbf{r'} ) }{|\mathbf{r - r'}|} dv'
\end{equation*}§svg§600§FALSE§</svg:desc><draw:g draw:style-name="gr2"><draw:path draw:style-name="gr3" draw:text-style-name="P78" svg:width="1.8673in" svg:height="0.3744in" svg:x="-0.0004in" svg:y="0.0083in" svg:viewBox="0 0 4744 952" svg:d="M0 0c1581 0 3163 0 4744 0 0 318 0 635 0 952-1581 0-3163 0-4744 0 0-317 0-634 0-952z"><text:p/></draw:path><draw:path draw:style-name="gr4" draw:text-style-name="P79"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1in" svg:y="0.1138in" svg:viewBox="0 0 97 421" svg:d="M97 417c0-1 0-2-7-9-53-53-66-133-66-197 0-74 16-147 68-200 5-5 5-5 5-6 0-4-1-5-3-5-5 0-44 29-68 82-21 46-26 93-26 129 0 33 4 83 28 131 25 51 61 79 66 79 2 0 3-1 3-4z"><text:p/></draw:path><draw:path draw:style-name="gr4" draw:text-style-name="P79" svg:width="0.0673in" svg:height="0.0744in" svg:x="0.1701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9" svg:width="0.0378in" svg:height="0.1654in" svg:x="0.2524in" svg:y="0.1138in" svg:viewBox="0 0 97 421" svg:d="M97 211c0-33-3-84-27-132-26-51-62-79-66-79-3 0-4 1-4 5 0 1 0 1 8 9 41 41 65 108 65 197 0 72-15 145-68 199-5 5-5 6-5 7 0 3 1 4 4 4 4 0 43-29 67-82 21-46 26-93 26-128z"><text:p/></draw:path><draw:path draw:style-name="gr4" draw:text-style-name="P79"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4" draw:text-style-name="P79"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9" svg:width="0.335in" svg:height="0.0063in" svg:x="0.5484in" svg:y="0.1929in" svg:viewBox="0 0 852 17" svg:d="M0 0c284 0 568 0 852 0 0 6 0 11 0 17-284 0-568 0-852 0 0-6 0-11 0-17z"><text:p/></draw:path><draw:path draw:style-name="gr4" draw:text-style-name="P79"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9"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9"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9"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9"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9"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9"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9" svg:width="0.0382in" svg:height="0.1657in" svg:x="1.3311in" svg:y="0.002in" svg:viewBox="0 0 98 422" svg:d="M98 417c0-1 0-2-7-9-53-53-67-132-67-197 0-73 17-146 68-199 6-5 6-6 6-7 0-3-2-5-4-5-4 0-42 29-68 83-21 47-26 93-26 128 0 33 5 84 28 132 25 52 62 79 66 79 2 0 4-1 4-5z"><text:p/></draw:path><draw:path draw:style-name="gr4" draw:text-style-name="P79" svg:width="0.0665in" svg:height="0.0744in" svg:x="1.3854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9" svg:width="0.0287in" svg:height="0.0594in" svg:x="1.4634in" svg:y="0in" svg:viewBox="0 0 74 152" svg:d="M72 25c2-5 2-7 2-8 0-10-8-17-18-17s-14 10-15 14c-13 42-27 86-40 128 0 1-1 3-1 4 0 4 10 6 12 6 1 0 2 0 4-4 19-41 37-82 56-123z"><text:p/></draw:path><draw:path draw:style-name="gr4" draw:text-style-name="P79" svg:width="0.0378in" svg:height="0.1657in" svg:x="1.5142in" svg:y="0.002in" svg:viewBox="0 0 97 422" svg:d="M97 211c0-32-3-84-27-132-26-51-62-79-66-79-3 0-4 2-4 5 0 1 0 2 8 9 41 42 65 110 65 197 0 72-15 146-68 199-5 5-5 6-5 7 0 3 1 5 4 5 4 0 43-29 67-83 21-45 26-92 26-128z"><text:p/></draw:path><draw:path draw:style-name="gr4" draw:text-style-name="P79" svg:width="0.4984in" svg:height="0.0063in" svg:x="1.15in" svg:y="0.1929in" svg:viewBox="0 0 1267 17" svg:d="M0 0c422 0 845 0 1267 0 0 6 0 11 0 17-422 0-845 0-1267 0 0-6 0-11 0-17z"><text:p/></draw:path><draw:path draw:style-name="gr4" draw:text-style-name="P79" svg:width="0.0063in" svg:height="0.1654in" svg:x="1.1693in" svg:y="0.226in" svg:viewBox="0 0 17 421" svg:d="M17 16c0-9 0-16-9-16-8 0-8 7-8 16 0 129 0 259 0 389 0 9 0 16 8 16 9 0 9-7 9-16 0-130 0-260 0-389z"><text:p/></draw:path><draw:path draw:style-name="gr4" draw:text-style-name="P79"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9" svg:width="0.1008in" svg:height="0.0063in" svg:x="1.3252in" svg:y="0.3055in" svg:viewBox="0 0 257 17" svg:d="M242 17c8 0 15 0 15-9 0-8-7-8-15-8-75 0-152 0-228 0-7 0-14 0-14 8 0 9 7 9 14 9 76 0 153 0 228 0z"><text:p/></draw:path><draw:path draw:style-name="gr4" draw:text-style-name="P79"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614in" svg:y="0.2374in" svg:viewBox="0 0 74 154" svg:d="M72 26c2-4 2-7 2-9 0-10-8-17-18-17s-14 10-15 14c-13 42-27 86-40 128 0 1-1 3-1 4 0 4 10 8 12 8 1 0 2-2 4-5 19-41 37-82 56-123z"><text:p/></draw:path><draw:path draw:style-name="gr4" draw:text-style-name="P79" svg:width="0.0063in" svg:height="0.1654in" svg:x="1.6224in" svg:y="0.226in" svg:viewBox="0 0 17 421" svg:d="M17 16c0-9 0-16-9-16-8 0-8 7-8 16 0 129 0 259 0 389 0 9 0 16 8 16 9 0 9-7 9-16 0-130 0-260 0-389z"><text:p/></draw:path><draw:path draw:style-name="gr4" draw:text-style-name="P79"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9"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9" svg:width="0.0287in" svg:height="0.0594in" svg:x="1.8465in" svg:y="0.1047in" svg:viewBox="0 0 74 152" svg:d="M72 25c2-5 2-7 2-8 0-10-8-17-18-17s-14 10-15 14c-13 42-25 86-39 128-1 0-1 3-2 4 0 4 10 6 12 6s2 0 5-4c18-41 37-82 55-123z"><text:p/></draw:path></draw:g></draw:g></text:p>
      <text:p text:style-name="P19">و برای بارهای سطحی از فرمول زیر استفاده می‌شود.</text:p>
      <text:p text:style-name="P18"><draw:g text:anchor-type="as-char" svg:y="-0.1957in" draw:z-index="51" draw:name="Shape4" draw:style-name="gr1"><svg:title>TexMaths</svg:title><svg:desc>12§latex§\begin{equation*}
\label{eq3}
\varphi (\mathbf r)= \frac{1}{4 \pi \varepsilon_0} \int_s \frac{\sigma(\mathbf{r'} ) }{|\mathbf{r - r'}|} da'
\end{equation*}§svg§600§FALSE§</svg:desc><draw:g draw:style-name="gr2"><draw:path draw:style-name="gr3" draw:text-style-name="P78" svg:width="1.8618in" svg:height="0.3744in" svg:x="-0.0004in" svg:y="0.0083in" svg:viewBox="0 0 4730 952" svg:d="M0 0c1577 0 3153 0 4730 0 0 318 0 635 0 952-1577 0-3153 0-4730 0 0-317 0-634 0-952z"><text:p/></draw:path><draw:path draw:style-name="gr4" draw:text-style-name="P79"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1in" svg:y="0.1138in" svg:viewBox="0 0 97 421" svg:d="M97 417c0-1 0-2-7-9-53-53-66-133-66-197 0-74 16-147 68-200 5-5 5-5 5-6 0-4-1-5-3-5-5 0-42 29-68 82-21 46-26 93-26 129 0 33 5 83 28 131 25 51 61 79 66 79 2 0 3-1 3-4z"><text:p/></draw:path><draw:path draw:style-name="gr4" draw:text-style-name="P79" svg:width="0.0665in" svg:height="0.0744in" svg:x="0.1705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9" svg:width="0.0382in" svg:height="0.1654in" svg:x="0.2524in" svg:y="0.1138in" svg:viewBox="0 0 98 421" svg:d="M98 211c0-33-4-84-28-132-26-51-62-79-65-79-4 0-5 1-5 5 0 1 0 1 8 9 41 41 65 108 65 197 0 72-15 145-67 199-6 5-6 6-6 7 0 3 1 4 5 4 3 0 42-29 66-82 21-46 27-93 27-128z"><text:p/></draw:path><draw:path draw:style-name="gr4" draw:text-style-name="P79"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4" draw:text-style-name="P79"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9" svg:width="0.3354in" svg:height="0.0063in" svg:x="0.5484in" svg:y="0.1929in" svg:viewBox="0 0 853 17" svg:d="M0 0c284 0 569 0 853 0 0 6 0 11 0 17-284 0-569 0-853 0 0-6 0-11 0-17z"><text:p/></draw:path><draw:path draw:style-name="gr4" draw:text-style-name="P79"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9"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9"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9"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9"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9"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9" svg:width="0.0874in" svg:height="0.0732in" svg:x="1.2205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9" svg:width="0.0378in" svg:height="0.1657in" svg:x="1.3315in" svg:y="0.002in" svg:viewBox="0 0 97 422" svg:d="M97 417c0-1 0-2-7-9-53-53-66-132-66-197 0-73 17-146 68-199 5-5 5-6 5-7 0-3-1-5-3-5-5 0-42 29-68 83-21 47-26 93-26 128 0 33 5 84 28 132 25 52 61 79 66 79 2 0 3-1 3-5z"><text:p/></draw:path><draw:path draw:style-name="gr4" draw:text-style-name="P79" svg:width="0.0665in" svg:height="0.0744in" svg:x="1.3858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9" svg:width="0.0287in" svg:height="0.0594in" svg:x="1.4638in" svg:y="0in" svg:viewBox="0 0 74 152" svg:d="M71 25c2-5 3-7 3-8 0-10-8-17-18-17s-14 10-15 14c-13 42-27 86-40 128 0 1-1 3-1 4 0 4 10 6 12 6 1 0 2 0 4-4 18-41 37-82 55-123z"><text:p/></draw:path><draw:path draw:style-name="gr4" draw:text-style-name="P79" svg:width="0.0378in" svg:height="0.1657in" svg:x="1.5142in" svg:y="0.002in" svg:viewBox="0 0 97 422" svg:d="M97 211c0-32-5-84-27-132-26-51-62-79-66-79-3 0-4 2-4 5 0 1 0 2 7 9 42 42 66 110 66 197 0 72-15 146-68 199-5 5-5 6-5 7 0 3 1 5 4 5 4 0 42-29 67-83 21-45 26-92 26-128z"><text:p/></draw:path><draw:path draw:style-name="gr4" draw:text-style-name="P79" svg:width="0.4988in" svg:height="0.0063in" svg:x="1.1421in" svg:y="0.1929in" svg:viewBox="0 0 1268 17" svg:d="M0 0c422 0 845 0 1268 0 0 6 0 11 0 17-423 0-846 0-1268 0 0-6 0-11 0-17z"><text:p/></draw:path><draw:path draw:style-name="gr4" draw:text-style-name="P79" svg:width="0.0063in" svg:height="0.1654in" svg:x="1.1618in" svg:y="0.226in" svg:viewBox="0 0 17 421" svg:d="M17 16c0-9 0-16-9-16-8 0-8 7-8 16 0 129 0 259 0 389 0 9 0 16 8 16 9 0 9-7 9-16 0-130 0-260 0-389z"><text:p/></draw:path><draw:path draw:style-name="gr4" draw:text-style-name="P79"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9" svg:width="0.1008in" svg:height="0.0063in" svg:x="1.3177in" svg:y="0.3055in" svg:viewBox="0 0 257 17" svg:d="M242 17c8 0 15 0 15-9 0-8-7-8-15-8-75 0-152 0-228 0-7 0-14 0-14 8 0 9 7 9 14 9 76 0 153 0 228 0z"><text:p/></draw:path><draw:path draw:style-name="gr4" draw:text-style-name="P79"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539in" svg:y="0.2374in" svg:viewBox="0 0 74 154" svg:d="M72 26c2-4 2-7 2-9 0-10-8-17-18-17s-14 10-15 14c-13 42-27 86-40 128 0 1-1 3-1 4 0 4 10 8 12 8s2-2 5-5c18-41 37-82 55-123z"><text:p/></draw:path><draw:path draw:style-name="gr4" draw:text-style-name="P79" svg:width="0.0063in" svg:height="0.1654in" svg:x="1.615in" svg:y="0.226in" svg:viewBox="0 0 17 421" svg:d="M17 16c0-9 0-16-9-16-8 0-8 7-8 16 0 129 0 259 0 389 0 9 0 16 8 16 9 0 9-7 9-16 0-130 0-260 0-389z"><text:p/></draw:path><draw:path draw:style-name="gr4" draw:text-style-name="P79"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9"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9" svg:width="0.0287in" svg:height="0.0594in" svg:x="1.8409in" svg:y="0.1047in" svg:viewBox="0 0 74 152" svg:d="M72 25c2-5 2-7 2-8 0-10-8-17-18-17s-14 10-15 14c-13 42-27 86-40 128 0 1-1 3-1 4 0 4 10 6 12 6s2 0 5-4c18-41 37-82 55-123z"><text:p/></draw:path></draw:g></draw:g></text:p>
      <text:p text:style-name="P21">از آنجاییکه </text:p>
      <text:p text:style-name="P6"/>
      <text:p text:style-name="P11"><text:span text:style-name="T53"><text:tab/>خوب بد نیست به صورت یک فهرست فرض‌هایی را که برای حل مسأله داشته‌ایم</text:span><text:span text:style-name="T67">،</text:span><text:span text:style-name="T53"> <text:s/>(از طرف ماکسول </text:span><text:span text:style-name="T55">☺)</text:span><text:span text:style-name="T54"> </text:span><text:span text:style-name="T55">بنویسیم.</text:span></text:p>
      <text:p text:style-name="P65">۱ – مربع را به ۳۶ مربع کوچک (کاشی) تقسیم می‌کنیم.</text:p>
      <text:p text:style-name="P65">۲ – بار ا</text:p>
      <text:p text:style-name="P20">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6">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8" draw:text-style-name="P8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3"/>
      <text:p text:style-name="P3"/>
      <text:p text:style-name="P15"/>
      <text:p text:style-name="P17"/>
      <text:p text:style-name="P1"><draw:frame text:anchor-type="paragraph" draw:z-index="6" draw:name="Shape2" draw:style-name="gr7" draw:text-style-name="P8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text:soft-page-break/>این فرمول را می توان به صورت ماتریسی نوشت.</text:p>
      <text:p text:style-name="P4"/>
      <text:p text:style-name="P15"/>
      <text:p text:style-name="P3">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3"><draw:g text:anchor-type="paragraph" draw:z-index="54" draw:name="eq3" draw:style-name="gr5"><svg:title>TexMaths</svg:title><svg:desc>12§latex§\begin{equation*}
\label{eq3}
P_{ij} = \frac{1}{4 \pi \varepsilon_0\  d_{ij}}
\end{equation*}§svg§1200§FALSE§eq3</svg:desc><draw:g draw:style-name="gr2"><draw:path draw:style-name="gr3" draw:text-style-name="P78" svg:width="1.0417in" svg:height="0.3673in" svg:x="-0.428in" svg:y="0.3646in" svg:viewBox="0 0 2647 934" svg:d="M0 0c882 0 1764 0 2647 0 0 312 0 622 0 934-883 0-1765 0-2647 0 0-312 0-622 0-934z"><text:p/></draw:path><draw:path draw:style-name="gr4" draw:text-style-name="P79"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9"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9"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9"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9"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9" svg:width="0.5937in" svg:height="0.0063in" svg:x="0.0283in" svg:y="0.5346in" svg:viewBox="0 0 1509 17" svg:d="M0 0c503 0 1006 0 1509 0 0 6 0 11 0 17-503 0-1006 0-1509 0 0-6 0-11 0-17z"><text:p/></draw:path><draw:path draw:style-name="gr4" draw:text-style-name="P79"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9"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9"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9"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9"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9"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9"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8"/>
      <text:p text:style-name="P16"/>
      <text:p text:style-name="P5">جایی که <text:s/><draw:g text:anchor-type="as-char" svg:y="-0.1161in" draw:z-index="2" draw:name="Shape3" draw:style-name="gr1"><svg:title>TexMaths</svg:title><svg:desc>12§display§$d_{ij}$§svg§600§FALSE§</svg:desc><draw:polygon draw:style-name="gr9" draw:text-style-name="P81" svg:width="0.1669in" svg:height="0.1331in" svg:x="0in" svg:y="0.0031in" svg:viewBox="0 0 425 339" draw:points="213,339 0,339 0,0 425,0 425,339"><text:p/></draw:polygon><draw:path draw:style-name="gr10" draw:text-style-name="P8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8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8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9">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71"><draw:g text:anchor-type="paragraph" draw:z-index="55" draw:name="Shape5" draw:style-name="gr5"><svg:title>TexMaths</svg:title><svg:desc>12§latex§\begin{equation*}
\label{eq4}
P_{ii} = \frac 1 {S_i} \int_{x \in S_i} \int_{y \in S_i} \frac {dx\  dy}{4 \pi \varepsilon_0 \sqrt{(x-x_{ci})^2 + (y-y_{ci})^2}}
\end{equation*}§svg§1200§FALSE§</svg:desc><draw:g draw:style-name="gr2"><draw:path draw:style-name="gr3" draw:text-style-name="P78" svg:width="3.6126in" svg:height="0.3969in" svg:x="-0.4909in" svg:y="0.0551in" svg:viewBox="0 0 9177 1009" svg:d="M0 0c3059 0 6118 0 9177 0 0 336 0 673 0 1009-3059 0-6118 0-9177 0 0-336 0-673 0-1009z"><text:p/></draw:path><draw:path draw:style-name="gr4" draw:text-style-name="P79"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9"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9"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9"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79"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9" svg:width="0.1563in" svg:height="0.0063in" svg:x="-0.05in" svg:y="0.2287in" svg:viewBox="0 0 398 17" svg:d="M0 0c133 0 265 0 398 0 0 6 0 11 0 17-133 0-265 0-398 0 0-6 0-11 0-17z"><text:p/></draw:path><draw:path draw:style-name="gr4" draw:text-style-name="P79"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9"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9"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9"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9"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9"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9"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9"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9"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9"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9"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9"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9"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9"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9" svg:width="2.1047in" svg:height="0.0063in" svg:x="1.0264in" svg:y="0.2287in" svg:viewBox="0 0 5347 17" svg:d="M0 0c1782 0 3564 0 5347 0 0 6 0 11 0 17-1783 0-3565 0-5347 0 0-6 0-11 0-17z"><text:p/></draw:path><draw:path draw:style-name="gr4" draw:text-style-name="P79"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9"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9"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9"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9"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79" svg:width="1.6031in" svg:height="0.0063in" svg:x="1.5264in" svg:y="0.2618in" svg:viewBox="0 0 4073 17" svg:d="M0 0c1357 0 2715 0 4073 0 0 6 0 11 0 17-1358 0-2716 0-4073 0 0-6 0-11 0-17z"><text:p/></draw:path><draw:path draw:style-name="gr4" draw:text-style-name="P79" svg:width="0.0382in" svg:height="0.1654in" svg:x="1.5425in" svg:y="0.2858in" svg:viewBox="0 0 98 421" svg:d="M98 416c0-1 0-2-7-9-53-53-66-132-66-197 0-73 16-146 67-199 6-5 6-6 6-7 0-3-2-4-4-4-4 0-42 28-66 82-22 46-28 93-28 128 0 33 5 84 29 132 25 51 61 79 65 79 2 0 4-1 4-5z"><text:p/></draw:path><draw:path draw:style-name="gr4" draw:text-style-name="P79"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9" svg:width="0.1012in" svg:height="0.0063in" svg:x="1.7362in" svg:y="0.3654in" svg:viewBox="0 0 258 17" svg:d="M244 17c7 0 14 0 14-9 0-8-7-8-14-8-76 0-153 0-228 0-8 0-16 0-16 8 0 9 8 9 16 9 75 0 152 0 228 0z"><text:p/></draw:path><draw:path draw:style-name="gr4" draw:text-style-name="P79"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9"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9"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9"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79"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9"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9" svg:width="0.0378in" svg:height="0.1654in" svg:x="2.4571in" svg:y="0.2858in" svg:viewBox="0 0 97 421" svg:d="M97 416c0-1 0-2-7-9-53-53-66-132-66-197 0-73 16-146 68-199 5-5 5-6 5-7 0-3-1-4-3-4-5 0-44 28-68 82-21 46-26 93-26 128 0 33 4 84 28 132 25 51 61 79 66 79 2 0 3-1 3-5z"><text:p/></draw:path><draw:path draw:style-name="gr4" draw:text-style-name="P79"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9" svg:width="0.1008in" svg:height="0.0063in" svg:x="2.6437in" svg:y="0.3654in" svg:viewBox="0 0 257 17" svg:d="M242 17c8 0 15 0 15-9 0-8-7-8-15-8-75 0-152 0-228 0-7 0-14 0-14 8 0 9 7 9 14 9 76 0 153 0 228 0z"><text:p/></draw:path><draw:path draw:style-name="gr4" draw:text-style-name="P79"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9"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9"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9" svg:width="0.0378in" svg:height="0.1654in" svg:x="3in" svg:y="0.2858in" svg:viewBox="0 0 97 421" svg:d="M97 210c0-33-5-84-27-131-26-53-62-79-66-79-3 0-4 1-4 4 0 1 0 2 7 9 42 42 66 109 66 197 0 72-15 146-68 199-5 5-5 6-5 7 0 3 1 5 4 5 4 0 42-29 67-83 21-45 26-92 26-128z"><text:p/></draw:path><draw:path draw:style-name="gr4" draw:text-style-name="P79"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2"/>
      <text:p text:style-name="P67"/>
      <text:p text:style-name="P47">جایی که <draw:frame text:anchor-type="as-char" svg:y="-0.0819in" draw:z-index="29" draw:name="Shape5" draw:style-name="gr6" draw:text-style-name="P8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9" draw:text-style-name="P81" svg:width="0.1173in" svg:height="0.1165in" svg:x="0in" svg:y="0.0047in" svg:viewBox="0 0 299 297" draw:points="149,297 0,297 0,0 299,0 299,297"><text:p/></draw:polygon><draw:path draw:style-name="gr10" draw:text-style-name="P8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8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37"><draw:g text:anchor-type="paragraph" draw:z-index="56" draw:name="Shape7" draw:style-name="gr5"><svg:title>TexMaths</svg:title><svg:desc>12§latex§\begin{equation*}
\label{eq5}
P_{ij} = \frac 1 {S_i}\int_{x \in S_i} \int_{y \in S_i} \frac {dx\  dy}{4 \pi \varepsilon_0 \sqrt{(x-x_{cj})^2 + (y-y_{cj})^2+ z^2}}
\end{equation*}§svg§1200§FALSE§</svg:desc><draw:g draw:style-name="gr2"><draw:path draw:style-name="gr3" draw:text-style-name="P78" svg:width="4.0185in" svg:height="0.3969in" svg:x="-0.2937in" svg:y="0.0846in" svg:viewBox="0 0 10208 1009" svg:d="M5105 1009c-1702 0-3403 0-5105 0 0-336 0-673 0-1009 3403 0 6805 0 10208 0 0 336 0 673 0 1009-1701 0-3403 0-5103 0z"><text:p/></draw:path><draw:path draw:style-name="gr4" draw:text-style-name="P79"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9"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9"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9"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9"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9" svg:width="0.1571in" svg:height="0.0063in" svg:x="0.163in" svg:y="0.2583in" svg:viewBox="0 0 400 17" svg:d="M199 17c-66 0-133 0-199 0 0-6 0-11 0-17 133 0 266 0 400 0 0 6 0 11 0 17-68 0-134 0-201 0z"><text:p/></draw:path><draw:path draw:style-name="gr4" draw:text-style-name="P79"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9"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9"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9"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9"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9"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9"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9"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9"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9"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9"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9"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9" svg:width="2.4961in" svg:height="0.0063in" svg:x="1.2382in" svg:y="0.2583in" svg:viewBox="0 0 6341 17" svg:d="M3172 17c-1058 0-2115 0-3172 0 0-6 0-11 0-17 2113 0 4228 0 6341 0 0 6 0 11 0 17-1056 0-2113 0-3169 0z"><text:p/></draw:path><draw:path draw:style-name="gr4" draw:text-style-name="P79"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9"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9"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9"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9"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9" svg:width="1.9949in" svg:height="0.0063in" svg:x="1.739in" svg:y="0.2913in" svg:viewBox="0 0 5068 17" svg:d="M2533 17c-845 0-1688 0-2533 0 0-6 0-11 0-17 1690 0 3378 0 5068 0 0 6 0 11 0 17-845 0-1690 0-2535 0z"><text:p/></draw:path><draw:path draw:style-name="gr4" draw:text-style-name="P79" svg:width="0.0378in" svg:height="0.1654in" svg:x="1.7559in" svg:y="0.3118in" svg:viewBox="0 0 97 421" svg:d="M97 417c0-1 0-2-7-9-53-53-66-133-66-197 0-73 17-146 68-199 5-6 5-6 5-7 0-4-1-5-3-5-5 0-42 29-68 83-21 45-26 92-26 128 0 32 5 84 28 131 25 51 61 79 66 79 2 0 3-1 3-4z"><text:p/></draw:path><draw:path draw:style-name="gr4" draw:text-style-name="P79"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9" svg:width="0.1012in" svg:height="0.0063in" svg:x="1.9496in" svg:y="0.3917in" svg:viewBox="0 0 258 17" svg:d="M242 17c8 0 16 0 16-9 0-8-8-8-16-8-75 0-152 0-228 0-7 0-14 0-14 8 0 9 7 9 14 9 76 0 153 0 228 0z"><text:p/></draw:path><draw:path draw:style-name="gr4" draw:text-style-name="P79"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9"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9"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9"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9"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9"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9" svg:width="0.0382in" svg:height="0.1654in" svg:x="2.6839in" svg:y="0.3118in" svg:viewBox="0 0 98 421" svg:d="M98 417c0-1 0-2-7-9-53-53-66-133-66-197 0-73 16-146 67-199 6-6 6-6 6-7 0-4-2-5-4-5-4 0-42 29-68 83-21 45-26 92-26 128 0 32 5 84 28 131 25 51 62 79 66 79 2 0 4-1 4-4z"><text:p/></draw:path><draw:path draw:style-name="gr4" draw:text-style-name="P79"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9" svg:width="0.1012in" svg:height="0.0063in" svg:x="2.8705in" svg:y="0.3917in" svg:viewBox="0 0 258 17" svg:d="M244 17c7 0 14 0 14-9 0-8-7-8-14-8-76 0-153 0-228 0-8 0-16 0-16 8 0 9 8 9 16 9 75 0 152 0 228 0z"><text:p/></draw:path><draw:path draw:style-name="gr4" draw:text-style-name="P79"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9"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9"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9" svg:width="0.0382in" svg:height="0.1654in" svg:x="3.2421in" svg:y="0.3118in" svg:viewBox="0 0 98 421" svg:d="M98 211c0-34-4-84-27-132-25-51-63-79-66-79s-5 2-5 5c0 1 0 1 8 9 42 42 66 108 66 197 0 72-15 145-68 199-6 5-6 6-6 7 0 3 2 4 5 4s42-29 67-82c22-46 26-93 26-128z"><text:p/></draw:path><draw:path draw:style-name="gr4" draw:text-style-name="P79"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9"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9"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9"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5"/>
      <text:p text:style-name="P67"/>
      <text:p text:style-name="P35">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5"/>
      <text:p text:style-name="P35">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6"><draw:g text:anchor-type="paragraph" draw:z-index="57"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78" svg:width="2.8421in" svg:height="0.4937in" svg:x="-0.1209in" svg:y="0.1394in" svg:viewBox="0 0 7220 1255" svg:d="M3611 1255c-1204 0-2407 0-3611 0 0-418 0-837 0-1255 2406 0 4814 0 7220 0 0 418 0 837 0 1255-1203 0-2406 0-3609 0z"><text:p/></draw:path><draw:path draw:style-name="gr4" draw:text-style-name="P79"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9"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9"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9"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9"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9" svg:width="0.3283in" svg:height="0.0063in" svg:x="0.3358in" svg:y="0.3146in" svg:viewBox="0 0 835 17" svg:d="M418 17c-140 0-279 0-418 0 0-6 0-11 0-17 278 0 557 0 835 0 0 6 0 11 0 17-139 0-278 0-417 0z"><text:p/></draw:path><draw:path draw:style-name="gr4" draw:text-style-name="P79"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9"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9"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9"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9"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9"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9"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9"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9" svg:width="0.0142in" svg:height="0.0354in" svg:x="0.7701in" svg:y="0.5949in" svg:viewBox="0 0 37 91" svg:d="M30 30c0 16-4 35-24 54-1 1-1 1-1 4 0 1 2 3 3 3 4 0 29-24 29-59 0-18-7-32-20-32-10 0-17 8-17 17s7 18 17 18c7 0 12-5 13-5z"><text:p/></draw:path><draw:path draw:style-name="gr4" draw:text-style-name="P79"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9"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9"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9"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9"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9"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9"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9"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9"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9" svg:width="0.0146in" svg:height="0.0354in" svg:x="1.3465in" svg:y="0.5949in" svg:viewBox="0 0 38 91" svg:d="M30 30c0 16-4 35-23 54-1 1-2 1-2 4 0 1 2 3 3 3 5 0 30-24 30-59 0-18-7-32-21-32-10 0-17 8-17 17s7 18 18 18c7 0 11-5 12-5z"><text:p/></draw:path><draw:path draw:style-name="gr4" draw:text-style-name="P79"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9"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9"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9"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9"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9"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9"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9"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9"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9"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9"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9"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9"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9"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9"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9"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9"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9" svg:width="0.9484in" svg:height="0.0063in" svg:x="1.7819in" svg:y="0.3146in" svg:viewBox="0 0 2410 17" svg:d="M1205 17c-402 0-803 0-1205 0 0-6 0-11 0-17 803 0 1606 0 2410 0 0 6 0 11 0 17-402 0-804 0-1205 0z"><text:p/></draw:path><draw:path draw:style-name="gr4" draw:text-style-name="P79"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9"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9"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9"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9"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9"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9"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6"><text:soft-page-break/></text:p>
      <text:p text:style-name="P68"/>
      <text:p text:style-name="P36">جایی که <draw:g text:anchor-type="as-char" svg:y="-0.1283in" draw:z-index="4" draw:name="Shape10" draw:style-name="gr1"><svg:title>TexMaths</svg:title><svg:desc>12§latex§$d _{ij}$§svg§600§FALSE§</svg:desc><draw:polygon draw:style-name="gr9" draw:text-style-name="P81" svg:width="0.1665in" svg:height="0.1331in" svg:x="0in" svg:y="0.0028in" svg:viewBox="0 0 424 339" draw:points="212,339 0,339 0,0 424,0 424,339"><text:p/></draw:polygon><draw:path draw:style-name="gr10" draw:text-style-name="P8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8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8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6"><draw:frame text:anchor-type="paragraph" draw:z-index="7" draw:name="Shape11" draw:style-name="gr7" draw:text-style-name="P8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3"/>
      <text:p text:style-name="P64"/>
      <text:p text:style-name="P36"><text:span text:style-name="T1">3. </text:span><text:span text:style-name="T3">انتگرال‌گیری</text:span><text:span text:style-name="T1"> چهارگانه برای بخش های مستطیلی موازی</text:span></text:p>
      <text:p text:style-name="P36"/>
      <text:p text:style-name="P36">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6">برای اجرای انتگرال در معادله (6) می توان از این تبدیل انتگرال استفاده کرد [6].</text:p>
      <text:p text:style-name="P38"><draw:frame text:anchor-type="paragraph" draw:z-index="8" draw:name="Shape12" draw:style-name="gr7" draw:text-style-name="P8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8"/>
      <text:p text:style-name="P69"/>
      <text:p text:style-name="P38"><draw:g text:anchor-type="paragraph" draw:z-index="58"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8" svg:width="4.1197in" svg:height="0.5504in" svg:x="-0.3118in" svg:y="0.3445in" svg:viewBox="0 0 10465 1399" svg:d="M0 0c3488 0 6977 0 10465 0 0 467 0 932 0 1399-3488 0-6977 0-10465 0 0-467 0-932 0-1399z"><text:p/></draw:path><draw:path draw:style-name="gr4" draw:text-style-name="P79"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9"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9"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9"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9"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9" svg:width="0.5673in" svg:height="0.0063in" svg:x="0.1445in" svg:y="0.5764in" svg:viewBox="0 0 1442 17" svg:d="M0 0c481 0 961 0 1442 0 0 6 0 11 0 17-481 0-961 0-1442 0 0-6 0-11 0-17z"><text:p/></draw:path><draw:path draw:style-name="gr4" draw:text-style-name="P79"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9" svg:width="0.1004in" svg:height="0.0063in" svg:x="0.2827in" svg:y="0.6091in" svg:viewBox="0 0 256 17" svg:d="M0 0c85 0 170 0 256 0 0 6 0 11 0 17-86 0-171 0-256 0 0-6 0-11 0-17z"><text:p/></draw:path><draw:path draw:style-name="gr4" draw:text-style-name="P79"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9"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9"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9"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9"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9"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9"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9"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9"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9"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9"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9" svg:width="0.0142in" svg:height="0.035in" svg:x="1.1528in" svg:y="0.8571in" svg:viewBox="0 0 37 90" svg:d="M29 29c0 15-3 35-23 54-1 1-2 2-2 3 0 3 2 4 3 4 5 0 30-23 30-59 0-18-7-31-20-31-10 0-17 7-17 17 0 8 6 17 17 17 7 0 8-4 12-5z"><text:p/></draw:path><draw:path draw:style-name="gr4" draw:text-style-name="P79"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9"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9"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9"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9"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9"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9"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9"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9" svg:width="0.0142in" svg:height="0.035in" svg:x="1.7276in" svg:y="0.8571in" svg:viewBox="0 0 37 90" svg:d="M29 29c0 15-3 35-23 54-1 1-2 2-2 3 0 3 2 4 4 4 4 0 29-23 29-59 0-18-7-31-20-31-10 0-17 7-17 17 0 8 7 17 17 17 7 0 8-4 12-5z"><text:p/></draw:path><draw:path draw:style-name="gr4" draw:text-style-name="P79"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9"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9"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9"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9"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9"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9" svg:width="0.078in" svg:height="0.0051in" svg:x="2.2531in" svg:y="0.4094in" svg:viewBox="0 0 199 14" svg:d="M187 14c5 0 12 0 12-6 0-8-7-8-12-8-59 0-116 0-175 0-5 0-12 0-12 7s6 7 12 7c59 0 116 0 175 0z"><text:p/></draw:path><draw:path draw:style-name="gr4" draw:text-style-name="P79"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9"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9"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9"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9"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9"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9"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9"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9"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9"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9"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9"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9"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9"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9"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9"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9"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9" svg:width="1.4559in" svg:height="0.0063in" svg:x="2.1646in" svg:y="0.5764in" svg:viewBox="0 0 3699 17" svg:d="M0 0c1234 0 2466 0 3699 0 0 6 0 11 0 17-1233 0-2465 0-3699 0 0-6 0-11 0-17z"><text:p/></draw:path><draw:path draw:style-name="gr4" draw:text-style-name="P79"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9"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9"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9"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9"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9"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8"/>
      <text:p text:style-name="P38"/>
      <text:p text:style-name="P38"/>
      <text:p text:style-name="P38">برای سادگی، ما ثابت ها را از فرمول حذف می کنیم.</text:p>
      <text:p text:style-name="P39"><draw:frame text:anchor-type="paragraph" draw:z-index="9" draw:name="Shape14" draw:style-name="gr7" draw:text-style-name="P8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9"/>
      <text:p text:style-name="P40">هیچ راهی برای یافتن تابع ابتدایی<draw:frame text:anchor-type="as-char" svg:y="-0.1646in" draw:z-index="11" draw:name="Shape15" draw:style-name="gr6" draw:text-style-name="P8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40"><draw:frame text:anchor-type="paragraph" draw:z-index="10" draw:name="Shape16" draw:style-name="gr7" draw:text-style-name="P8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40"/>
      <text:p text:style-name="P70"/>
      <text:p text:style-name="P40"><text:soft-page-break/>سپس J را می توان به صورت تحلیلی محاسبه کرد. توسط نرم افزارهای رایج ریاضی قابل انجام است. راه حل با استفاده از "Wolfram Alpha" [35] به دست آمده است.</text:p>
      <text:p text:style-name="P40"><draw:g text:anchor-type="paragraph" draw:z-index="59" draw:name="Shape13" draw:style-name="gr5"><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8" svg:width="3.9937in" svg:height="0.8315in" svg:x="0.1469in" svg:y="0.0799in" svg:viewBox="0 0 10145 2113" svg:d="M0 0c3381 0 6764 0 10145 0 0 704 0 1409 0 2113-3381 0-6764 0-10145 0 0-704 0-1409 0-2113z"><text:p/></draw:path><draw:path draw:style-name="gr4" draw:text-style-name="P79"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9"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9"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9" svg:width="0.078in" svg:height="0.0051in" svg:x="1.2386in" svg:y="0.1449in" svg:viewBox="0 0 199 14" svg:d="M187 14c5 0 12 0 12-6 0-8-6-8-12-8-59 0-116 0-175 0-5 0-12 0-12 7s7 7 12 7c59 0 116 0 175 0z"><text:p/></draw:path><draw:path draw:style-name="gr4" draw:text-style-name="P79"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9"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9" svg:width="0.0299in" svg:height="0.1154in" svg:x="1.4866in" svg:y="0.0909in" svg:viewBox="0 0 77 294" svg:d="M71 0c-57 40-71 102-71 146 0 42 12 107 71 148 2 0 6 0 6-4 0-1-1-2-4-3-39-36-54-87-54-139 0-81 31-119 55-142 2-1 3-1 3-2 0-4-4-4-6-4z"><text:p/></draw:path><draw:path draw:style-name="gr4" draw:text-style-name="P79"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9"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9"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9"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9"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9"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9"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295in" svg:height="0.1154in" svg:x="2.1461in" svg:y="0.0909in" svg:viewBox="0 0 76 294" svg:d="M5 0c-1 0-5 0-5 4 0 1 0 1 2 3 26 24 54 64 54 139 0 63-19 109-51 138-5 5-5 4-5 6 0 1 0 4 4 4 3 0 31-19 50-57 13-24 22-56 22-89 0-42-12-107-71-148z"><text:p/></draw:path><draw:path draw:style-name="gr4" draw:text-style-name="P79" svg:width="1.0492in" svg:height="0.0063in" svg:x="1.1488in" svg:y="0.3043in" svg:viewBox="0 0 2666 17" svg:d="M0 0c889 0 1777 0 2666 0 0 6 0 11 0 17-889 0-1777 0-2666 0 0-6 0-11 0-17z"><text:p/></draw:path><draw:path draw:style-name="gr4" draw:text-style-name="P79"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9"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9"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9"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9"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9" svg:width="0.1004in" svg:height="0.0063in" svg:x="2.5787in" svg:y="0.1118in" svg:viewBox="0 0 256 17" svg:d="M0 0c85 0 170 0 256 0 0 6 0 11 0 17-86 0-171 0-256 0 0-6 0-11 0-17z"><text:p/></draw:path><draw:path draw:style-name="gr4" draw:text-style-name="P79"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9"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9" svg:width="0.0783in" svg:height="0.0051in" svg:x="2.7689in" svg:y="0.1449in" svg:viewBox="0 0 200 14" svg:d="M188 14c5 0 12 0 12-6 0-8-7-8-12-8-58 0-117 0-176 0-5 0-12 0-12 7s7 7 12 7c59 0 118 0 176 0z"><text:p/></draw:path><draw:path draw:style-name="gr4" draw:text-style-name="P79"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9"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9" svg:width="0.0299in" svg:height="0.1154in" svg:x="3.0169in" svg:y="0.0909in" svg:viewBox="0 0 77 294" svg:d="M71 0c-57 40-71 102-71 146 0 42 12 107 71 148 2 0 6 0 6-4 0-1-1-2-3-3-39-36-54-87-54-139 0-81 30-119 54-142 2-1 3-1 3-2 0-4-4-4-6-4z"><text:p/></draw:path><draw:path draw:style-name="gr4" draw:text-style-name="P79"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9"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9"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9"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9" svg:width="0.0295in" svg:height="0.1154in" svg:x="3.435in" svg:y="0.0909in" svg:viewBox="0 0 76 294" svg:d="M5 0c-1 0-5 0-5 4 0 1 0 1 2 3 26 24 54 64 54 139 0 63-19 109-51 138-5 5-5 4-5 6 0 1 0 4 4 4 3 0 31-19 51-57 12-24 21-56 21-89 0-42-12-107-71-148z"><text:p/></draw:path><draw:path draw:style-name="gr4" draw:text-style-name="P79"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9"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9"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9"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9" svg:width="0.0382in" svg:height="0.1654in" svg:x="3.8465in" svg:y="0.1126in" svg:viewBox="0 0 98 421" svg:d="M98 417c0-1 0-2-7-9-53-53-66-133-66-197 0-73 16-147 67-199 6-6 6-6 6-7 0-4-1-5-4-5-4 0-42 29-66 83-22 45-28 92-28 128 0 32 5 84 29 131 25 53 61 79 65 79 3 0 4-1 4-4z"><text:p/></draw:path><draw:path draw:style-name="gr4" draw:text-style-name="P79"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9"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9" svg:width="0.0382in" svg:height="0.1654in" svg:x="4.0941in" svg:y="0.1126in" svg:viewBox="0 0 98 421" svg:d="M98 211c0-34-4-84-27-132-25-51-63-79-66-79s-5 1-5 5c0 1 0 1 8 9 41 41 66 108 66 197 0 72-15 146-68 199-6 5-6 6-6 7 0 3 2 4 5 4s42-29 67-82c22-46 26-93 26-128z"><text:p/></draw:path><draw:path draw:style-name="gr4" draw:text-style-name="P79" svg:width="1.7087in" svg:height="0.0063in" svg:x="2.4402in" svg:y="0.3043in" svg:viewBox="0 0 4341 17" svg:d="M0 0c1447 0 2894 0 4341 0 0 6 0 11 0 17-1447 0-2894 0-4341 0 0-6 0-11 0-17z"><text:p/></draw:path><draw:path draw:style-name="gr4" draw:text-style-name="P79"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9"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9"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9"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9"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9" svg:width="0.1004in" svg:height="0.0063in" svg:x="0.4256in" svg:y="0.5673in" svg:viewBox="0 0 256 17" svg:d="M0 0c85 0 170 0 256 0 0 6 0 11 0 17-86 0-171 0-256 0 0-6 0-11 0-17z"><text:p/></draw:path><draw:path draw:style-name="gr4" draw:text-style-name="P79"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9"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9" svg:width="0.0783in" svg:height="0.0051in" svg:x="0.6157in" svg:y="0.6004in" svg:viewBox="0 0 200 14" svg:d="M188 14c5 0 12 0 12-7s-7-7-12-7c-58 0-117 0-176 0-5 0-12 0-12 7s7 7 12 7c59 0 118 0 176 0z"><text:p/></draw:path><draw:path draw:style-name="gr4" draw:text-style-name="P79"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9"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9" svg:width="0.0299in" svg:height="0.1154in" svg:x="0.8638in" svg:y="0.5472in" svg:viewBox="0 0 77 294" svg:d="M71 0c-57 38-71 102-71 146 0 42 12 107 71 148 2 0 6 0 6-4 0-1-1-2-3-3-39-36-54-87-54-141 0-79 30-117 54-140 2-1 3-1 3-4 0-2-4-2-6-2z"><text:p/></draw:path><draw:path draw:style-name="gr4" draw:text-style-name="P79"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9"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9"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9"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9"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9" svg:width="0.0299in" svg:height="0.1154in" svg:x="1.2858in" svg:y="0.5472in" svg:viewBox="0 0 77 294" svg:d="M6 0c-2 0-6 0-6 2 0 3 1 3 2 5 26 24 54 64 54 139 0 63-19 108-51 138-5 5-5 5-5 6s1 4 4 4 31-19 51-57c12-24 22-56 22-91 0-40-13-105-71-146z"><text:p/></draw:path><draw:path draw:style-name="gr4" draw:text-style-name="P79"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9"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9"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9"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9" svg:width="0.0378in" svg:height="0.1654in" svg:x="1.6902in" svg:y="0.5681in" svg:viewBox="0 0 97 421" svg:d="M97 417c0-1 0-2-7-9-53-53-66-133-66-197 0-74 16-147 68-200 5-5 5-5 5-7 0-3-1-4-3-4-5 0-44 29-68 82-21 46-26 93-26 129 0 32 4 84 28 131 25 51 61 79 66 79 2 0 3-1 3-4z"><text:p/></draw:path><draw:path draw:style-name="gr4" draw:text-style-name="P79"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9"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9"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9" svg:width="1.6972in" svg:height="0.0063in" svg:x="0.287in" svg:y="0.7598in" svg:viewBox="0 0 4312 17" svg:d="M0 0c1437 0 2875 0 4312 0 0 6 0 11 0 17-1437 0-2875 0-4312 0 0-6 0-11 0-17z"><text:p/></draw:path><draw:path draw:style-name="gr4" draw:text-style-name="P79"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9"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9"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9"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9"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9"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9" svg:width="0.078in" svg:height="0.0051in" svg:x="2.4177in" svg:y="0.6004in" svg:viewBox="0 0 199 14" svg:d="M188 14c5 0 11 0 11-7s-6-7-11-7c-58 0-117 0-176 0-5 0-12 0-12 7s7 7 12 7c59 0 118 0 176 0z"><text:p/></draw:path><draw:path draw:style-name="gr4" draw:text-style-name="P79"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9"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9"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9"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9"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9"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9"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9"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9"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9" svg:width="0.0378in" svg:height="0.1654in" svg:x="3.2866in" svg:y="0.5681in" svg:viewBox="0 0 97 421" svg:d="M97 417c0-1 0-2-7-9-52-53-66-133-66-197 0-74 17-147 68-200 5-5 5-5 5-7 0-3-1-4-3-4-5 0-42 29-68 82-21 46-26 93-26 129 0 32 5 84 28 131 25 51 61 79 66 79 2 0 3-1 3-4z"><text:p/></draw:path><draw:path draw:style-name="gr4" draw:text-style-name="P79"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9"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9"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9"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9"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9"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9" svg:width="0.0382in" svg:height="0.1654in" svg:x="3.8539in" svg:y="0.5681in" svg:viewBox="0 0 98 421" svg:d="M98 417c0-1 0-2-7-9-53-53-66-133-66-197 0-74 16-147 67-200 6-5 6-5 6-7 0-3-1-4-4-4-4 0-42 29-66 82-22 46-28 93-28 129 0 32 5 84 29 131 25 51 61 79 65 79 3 0 4-1 4-4z"><text:p/></draw:path><draw:path draw:style-name="gr4" draw:text-style-name="P79"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9"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9" svg:width="0.0382in" svg:height="0.1654in" svg:x="4.0941in" svg:y="0.5681in" svg:viewBox="0 0 98 421" svg:d="M98 211c0-34-4-84-27-132-25-51-63-79-66-79s-5 1-5 4c0 2 0 2 8 10 41 41 66 108 66 197 0 72-15 146-68 199-6 5-6 6-6 7 0 3 2 4 5 4s42-29 67-82c22-46 26-93 26-128z"><text:p/></draw:path><draw:path draw:style-name="gr4" draw:text-style-name="P79" svg:width="1.9217in" svg:height="0.0063in" svg:x="2.2272in" svg:y="0.7598in" svg:viewBox="0 0 4882 17" svg:d="M0 0c1627 0 3254 0 4882 0 0 6 0 11 0 17-1628 0-3255 0-4882 0 0-6 0-11 0-17z"><text:p/></draw:path><draw:path draw:style-name="gr4" draw:text-style-name="P79"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9"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9"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40"/>
      <text:p text:style-name="P70"/>
      <text:p text:style-name="P70"/>
      <text:p text:style-name="P70"/>
      <text:p text:style-name="P40">که در آن <draw:frame text:anchor-type="as-char" svg:y="-0.061in" draw:z-index="12" draw:name="Shape18" draw:style-name="gr6" draw:text-style-name="P8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3" draw:name="Shape19" draw:style-name="gr6" draw:text-style-name="P8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4" draw:name="Shape20"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40"><draw:frame text:anchor-type="paragraph" draw:z-index="15" draw:name="Shape21" draw:style-name="gr7" draw:text-style-name="P8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40"/>
      <text:p text:style-name="P40"/>
      <text:p text:style-name="P40"/>
      <text:p text:style-name="P40"/>
      <text:p text:style-name="P40"/>
      <text:p text:style-name="P40"/>
      <text:p text:style-name="P40"/>
      <text:p text:style-name="P40"/>
      <text:p text:style-name="P70"/>
      <text:p text:style-name="P70"/>
      <text:p text:style-name="P70"/>
      <text:p text:style-name="P70"/>
      <text:p text:style-name="P70"/>
      <text:p text:style-name="P40">ما می خواهیم محاسباتی را روی بخش های مستطیلی انجام دهیم. بنابراین حدود ادغام بیش از دو مستطیل است.</text:p>
      <text:p text:style-name="P41"><draw:frame text:anchor-type="paragraph" draw:z-index="30" draw:name="Shape9" draw:style-name="gr7" draw:text-style-name="P8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70"/>
      <text:p text:style-name="P70"/>
      <text:p text:style-name="P40">در نهایت می توان پاسخ را محاسبه کرد.</text:p>
      <text:p text:style-name="P42"><draw:frame text:anchor-type="paragraph" draw:z-index="28" draw:name="Shape22" draw:style-name="gr7" draw:text-style-name="P8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4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47">در عبارات فوق <draw:frame text:anchor-type="as-char" svg:y="-0.0602in" draw:z-index="31" draw:name="Shape23"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2" draw:name="Shape24" draw:style-name="gr6" draw:text-style-name="P8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3" draw:name="Shape25"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4" draw:name="Shape26"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43"><draw:frame text:anchor-type="paragraph" draw:z-index="27" draw:name="Shape28" draw:style-name="gr7" draw:text-style-name="P8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70"/>
      <text:p text:style-name="P70"/>
      <text:p text:style-name="P43">اکنون باید مجموع <draw:g text:anchor-type="as-char" svg:y="-0.0937in" draw:z-index="16" draw:name="Shape31" draw:style-name="gr1"><svg:title>TexMaths</svg:title><svg:desc>12§latex§$I_1$§svg§600§FALSE§</svg:desc><draw:g draw:style-name="gr2"><draw:path draw:style-name="gr3" draw:text-style-name="P78" svg:width="0.1098in" svg:height="0.1201in" svg:x="0.0031in" svg:y="0.0087in" svg:viewBox="0 0 280 306" svg:d="M140 306c-46 0-93 0-140 0 0-102 0-204 0-306 94 0 186 0 280 0 0 102 0 204 0 306-47 0-94 0-140 0z"><text:p/></draw:path><draw:path draw:style-name="gr4" draw:text-style-name="P7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9"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2"><draw:path draw:style-name="gr3" draw:text-style-name="P78" svg:width="0.1165in" svg:height="0.1201in" svg:x="0.0031in" svg:y="0.0083in" svg:viewBox="0 0 297 306" svg:d="M0 0c99 0 198 0 297 0 0 102 0 204 0 306-99 0-198 0-297 0 0-102 0-204 0-306z"><text:p/></draw:path><draw:path draw:style-name="gr4" draw:text-style-name="P7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9"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43"><draw:frame text:anchor-type="paragraph" draw:z-index="26" draw:name="Shape29" draw:style-name="gr7" draw:text-style-name="P8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47">همانطور که مشخص است <draw:frame text:anchor-type="as-char" svg:y="-0.0929in" draw:z-index="36" draw:name="Shape30" draw:style-name="gr6" draw:text-style-name="P8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3"><draw:frame text:anchor-type="paragraph" draw:z-index="25" draw:name="Shape33" draw:style-name="gr7" draw:text-style-name="P8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70"/>
      <text:p text:style-name="P70"/>
      <text:p text:style-name="P70"/>
      <text:p text:style-name="P70"/>
      <text:p text:style-name="P70"/>
      <text:p text:style-name="P70"><text:soft-page-break/></text:p>
      <text:p text:style-name="P70"/>
      <text:p text:style-name="P70"/>
      <text:p text:style-name="P70"/>
      <text:p text:style-name="P43">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2"><draw:path draw:style-name="gr3" draw:text-style-name="P78" svg:width="0.0587in" svg:height="0.0567in" svg:x="0.0016in" svg:y="0.0087in" svg:viewBox="0 0 150 145" svg:d="M0 0c50 0 100 0 150 0 0 48 0 97 0 145-50 0-100 0-150 0 0-48 0-97 0-145z"><text:p/></draw:path><draw:path draw:style-name="gr4" draw:text-style-name="P7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4"><draw:frame text:anchor-type="paragraph" draw:z-index="24" draw:name="Shape34" draw:style-name="gr7" draw:text-style-name="P80"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70"/>
      <text:p text:style-name="P70"/>
      <text:p text:style-name="P70"/>
      <text:p text:style-name="P70"/>
      <text:p text:style-name="P70"/>
      <text:p text:style-name="P40">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40">و در نهایت، خود جفت شدن یک قطعه مستطیلی به این شکل است.</text:p>
      <text:p text:style-name="P46"><draw:frame text:anchor-type="as-char" svg:y="-0.4055in" draw:z-index="23" draw:name="Shape35" draw:style-name="gr6" draw:text-style-name="P8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70"/>
      <text:p text:style-name="P70"/>
      <text:p text:style-name="P40">حالا x و y طول و عرض ناحیه مستطیلی هستند.</text:p>
      <text:p text:style-name="P70"/>
      <text:p text:style-name="P70"/>
      <text:p text:style-name="P40">بخش چهار</text:p>
      <text:p text:style-name="P62">ادغام چهارگانه برای بخش‌های مستطیلی عمود بر هم</text:p>
      <text:p text:style-name="P40">ضریب جفت برای قطعات عمود بر هم با این فرمول بدست می<text:span text:style-name="T44">‌</text:span>آید.</text:p>
      <text:p text:style-name="P70"/>
      <text:p text:style-name="P70"/>
      <text:p text:style-name="P48">جایی که <draw:frame text:anchor-type="as-char" svg:y="-0.0811in" draw:z-index="37" draw:name="Shape37" draw:style-name="gr6" draw:text-style-name="P8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5"><draw:frame text:anchor-type="paragraph" draw:z-index="22" draw:name="Shape38" draw:style-name="gr7" draw:text-style-name="P8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70"/>
      <text:p text:style-name="P70"/>
      <text:p text:style-name="P48"><text:soft-page-break/>جایی که <draw:frame text:anchor-type="as-char" svg:y="-0.0492in" draw:z-index="38" draw:name="Shape39" draw:style-name="gr6" draw:text-style-name="P8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8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45"><draw:frame text:anchor-type="paragraph" draw:z-index="21" draw:name="Shape41" draw:style-name="gr7" draw:text-style-name="P80"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70"/>
      <text:p text:style-name="P70"/>
      <text:p text:style-name="P70"/>
      <text:p text:style-name="P70"/>
      <text:p text:style-name="P49">جایی که <draw:frame text:anchor-type="as-char" svg:y="-0.0602in" draw:z-index="40" draw:name="Shape42" draw:style-name="gr6" draw:text-style-name="P8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1" draw:name="Shape43" draw:style-name="gr6" draw:text-style-name="P8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2" draw:name="Shape44" draw:style-name="gr6" draw:text-style-name="P8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40">و در نهایت ضریب جفت شدن دو صفحه عمود بر هم به دست می<text:span text:style-name="T44">‌</text:span>آید.</text:p>
      <text:p text:style-name="P45"/>
      <text:p text:style-name="P70"><draw:frame text:anchor-type="paragraph" draw:z-index="20" draw:name="Shape45" draw:style-name="gr7" draw:text-style-name="P8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0">اکنون در عبارات بالا<draw:frame text:anchor-type="as-char" svg:y="-0.0602in" draw:z-index="43" draw:name="Shape46"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4" draw:name="Shape47" draw:style-name="gr6" draw:text-style-name="P8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5" draw:name="Shape48" draw:style-name="gr6" draw:text-style-name="P8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70">%------------ S E C T I O N <text:s text:c="2"/>F I V E</text:p>
      <text:p text:style-name="P70"><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p>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40">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70"/>
      <text:p text:style-name="P70"/>
      <text:p text:style-name="P70"/>
      <text:p text:style-name="P51">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40"/>
      <text:p text:style-name="P70">\begin {figure}[h]</text:p>
      <text:p text:style-name="P70"><text:tab/>\center</text:p>
      <text:p text:style-name="P70"><text:tab/>\includegraphics[width=\linewidth]<text:tab/>{saeedvshitoshi.png}</text:p>
      <text:p text:style-name="P70"><text:tab/>\caption{comparsion between results extracted from double and quadraple integrations in calculating capacitance of parallel plate capacitor}</text:p>
      <text:p text:style-name="P70">\end{figure}</text:p>
      <text:p text:style-name="P52">{مقایسه بین نتایج استخراج شده از ادغام های دوگانه و چهارگانه در محاسبه ظرفیت خازن صفحه موازی}</text:p>
      <text:p text:style-name="P70"/>
      <text:p text:style-name="P52">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2"><text:soft-page-break/>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70"/>
      <text:p text:style-name="P70"/>
      <text:p text:style-name="P70"><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2">{توزیع شارژ بر روی یک صفحه خازن صفحه موازی با شکاف هوا}</text:p>
      <text:p text:style-name="P70"><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4">{ظرفیت مکعب واحد در واحد<draw:g text:anchor-type="as-char" svg:y="-0.0701in" draw:z-index="60" draw:name="Shape17" draw:style-name="gr1"><svg:title>TexMaths</svg:title><svg:desc>12§latex§$4\pi \varepsilon_0$§svg§1200§FALSE§</svg:desc><draw:g draw:style-name="gr2"><draw:path draw:style-name="gr3" draw:text-style-name="P78" svg:width="0.3031in" svg:height="0.122in" svg:x="0.0039in" svg:y="0.0087in" svg:viewBox="0 0 771 311" svg:d="M387 311c-130 0-258 0-387 0 0-104 0-207 0-311 257 0 514 0 771 0 0 104 0 207 0 311-128 0-257 0-384 0z"><text:p/></draw:path><draw:path draw:style-name="gr4" draw:text-style-name="P79"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9"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9"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9"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70"/>
      <text:p text:style-name="P53"><text:soft-page-break/>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3"/>
      <text:p text:style-name="P70">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70"/>
      <text:p text:style-name="P70">This chart shows not only good results in fine segmentation but also acceptable results in coarse segmentation. even if we consider each face of the cube as one segment, it yields less than 2 pecent error.</text:p>
      <text:p text:style-name="P70">%------------ S E C T I O N <text:s text:c="2"/>S I X</text:p>
      <text:p text:style-name="P70">\section{conclusion}</text:p>
      <text:p text:style-name="P70">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70">\section*{References}</text:p>
      <text:p text:style-name="P70">\bibliography{sarkarati-tehranchi-mehrshahi.bib}</text:p>
      <text:p text:style-name="P70">\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04T16:08:09.338980128</dc:date>
    <meta:editing-duration>P1DT11H16M14S</meta:editing-duration>
    <meta:editing-cycles>74</meta:editing-cycles>
    <meta:document-statistic meta:table-count="0" meta:image-count="6" meta:object-count="0" meta:page-count="18" meta:paragraph-count="117" meta:word-count="3810" meta:character-count="19818" meta:non-whitespace-character-count="16050"/>
  </office:meta>
</office:document-meta>
</file>